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line-height="200%"/>
      <style:text-properties officeooo:rsid="0008c36b" officeooo:paragraph-rsid="0008c36b"/>
    </style:style>
    <style:style style:name="P2" style:family="paragraph" style:parent-style-name="Standard" style:list-style-name="L1">
      <style:paragraph-properties fo:line-height="200%"/>
      <style:text-properties officeooo:rsid="0008c36b" officeooo:paragraph-rsid="000b9db7"/>
    </style:style>
    <style:style style:name="P3" style:family="paragraph" style:parent-style-name="Standard" style:list-style-name="L1">
      <style:paragraph-properties fo:line-height="200%"/>
      <style:text-properties officeooo:rsid="000b9db7" officeooo:paragraph-rsid="000b9db7"/>
    </style:style>
    <style:style style:name="P4" style:family="paragraph" style:parent-style-name="Standard" style:list-style-name="L1">
      <style:paragraph-properties fo:line-height="200%"/>
      <style:text-properties officeooo:rsid="000bcfd0" officeooo:paragraph-rsid="000bcfd0"/>
    </style:style>
    <style:style style:name="P5" style:family="paragraph" style:parent-style-name="Standard" style:list-style-name="L1">
      <style:paragraph-properties fo:line-height="200%"/>
      <style:text-properties officeooo:rsid="000bee74" officeooo:paragraph-rsid="000bee74"/>
    </style:style>
    <style:style style:name="P6" style:family="paragraph" style:parent-style-name="Standard" style:list-style-name="L1">
      <style:paragraph-properties fo:line-height="200%"/>
      <style:text-properties officeooo:rsid="000dcb77" officeooo:paragraph-rsid="000dcb77"/>
    </style:style>
    <style:style style:name="P7" style:family="paragraph" style:parent-style-name="Standard">
      <style:paragraph-properties fo:line-height="200%" fo:text-align="center" style:justify-single-word="false"/>
      <style:text-properties fo:font-weight="bold" officeooo:rsid="0008c36b" officeooo:paragraph-rsid="0008c36b" style:font-weight-asian="bold" style:font-weight-complex="bold"/>
    </style:style>
    <style:style style:name="P8" style:family="paragraph" style:parent-style-name="Standard" style:list-style-name="L1">
      <style:paragraph-properties fo:line-height="200%"/>
      <style:text-properties officeooo:rsid="0014d0e5" officeooo:paragraph-rsid="0014d0e5"/>
    </style:style>
    <style:style style:name="P9" style:family="paragraph" style:parent-style-name="Standard" style:list-style-name="L1">
      <style:paragraph-properties fo:line-height="200%"/>
      <style:text-properties officeooo:rsid="001516e4" officeooo:paragraph-rsid="001516e4"/>
    </style:style>
    <style:style style:name="P10" style:family="paragraph" style:parent-style-name="Standard" style:list-style-name="L1">
      <style:paragraph-properties fo:line-height="200%"/>
      <style:text-properties officeooo:rsid="00163d41" officeooo:paragraph-rsid="00163d41"/>
    </style:style>
    <style:style style:name="P11" style:family="paragraph" style:parent-style-name="Standard" style:list-style-name="L1">
      <style:paragraph-properties fo:line-height="200%"/>
      <style:text-properties officeooo:rsid="00169eea" officeooo:paragraph-rsid="00169eea"/>
    </style:style>
    <style:style style:name="P12" style:family="paragraph" style:parent-style-name="Standard" style:list-style-name="L1">
      <style:paragraph-properties fo:line-height="200%"/>
      <style:text-properties officeooo:rsid="001846a3" officeooo:paragraph-rsid="001846a3"/>
    </style:style>
    <style:style style:name="P13" style:family="paragraph" style:parent-style-name="Standard" style:list-style-name="L1">
      <style:paragraph-properties fo:line-height="200%"/>
      <style:text-properties officeooo:rsid="00193887" officeooo:paragraph-rsid="00193887"/>
    </style:style>
    <style:style style:name="T1" style:family="text">
      <style:text-properties officeooo:rsid="000b9db7"/>
    </style:style>
    <style:style style:name="T2" style:family="text">
      <style:text-properties officeooo:rsid="00163d4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port Outline</text:p>
      <text:list xml:id="list2242414795" text:style-name="L1">
        <text:list-item>
          <text:p text:style-name="P1">Introduction</text:p>
          <text:list>
            <text:list-item>
              <text:p text:style-name="P1">What are we doing?</text:p>
              <text:list>
                <text:list-item>
                  <text:p text:style-name="P8">Collecting source code samples from programmers</text:p>
                </text:list-item>
                <text:list-item>
                  <text:p text:style-name="P8">Attempting to label that data with certain sociological characteristics like gender, region, and experience.</text:p>
                </text:list-item>
              </text:list>
            </text:list-item>
            <text:list-item>
              <text:p text:style-name="P1">Why are we doing it?</text:p>
              <text:list>
                <text:list-item>
                  <text:p text:style-name="P8">To support sociolinguistic research into how people use programming languages</text:p>
                </text:list-item>
                <text:list-item>
                  <text:p text:style-name="P8">To understand if there are differences in how people with different sociological characteristics use programming languages.</text:p>
                </text:list-item>
                <text:list-item>
                  <text:p text:style-name="P8">With the goal of understanding what these differences are</text:p>
                </text:list-item>
              </text:list>
            </text:list-item>
            <text:list-item>
              <text:p text:style-name="P1">What’s in the report?</text:p>
              <text:list>
                <text:list-item>
                  <text:p text:style-name="P8">An explanation of how we collected source code from different sources</text:p>
                  <text:list>
                    <text:list-item>
                      <text:p text:style-name="P8">The sources</text:p>
                    </text:list-item>
                    <text:list-item>
                      <text:p text:style-name="P8">The pros and cons</text:p>
                    </text:list-item>
                    <text:list-item>
                      <text:p text:style-name="P8">the process used</text:p>
                    </text:list-item>
                    <text:list-item>
                      <text:p text:style-name="P8">the data collected</text:p>
                    </text:list-item>
                    <text:list-item>
                      <text:p text:style-name="P8">the issues involved in the collection</text:p>
                    </text:list-item>
                  </text:list>
                </text:list-item>
                <text:list-item>
                  <text:p text:style-name="P8">How we added gender labels to the data</text:p>
                </text:list-item>
                <text:list-item>
                  <text:p text:style-name="P8">Final thoughts on the collection and labeling process</text:p>
                </text:list-item>
              </text:list>
            </text:list-item>
          </text:list>
        </text:list-item>
        <text:list-item>
          <text:p text:style-name="P1">Collecting Source From GitHub</text:p>
          <text:list>
            <text:list-item>
              <text:p text:style-name="P1">Introduce the websites involved</text:p>
              <text:list>
                <text:list-item>
                  <text:p text:style-name="P1">What is GitHub?</text:p>
                  <text:list>
                    <text:list-item>
                      <text:p text:style-name="P8">GitHub is platform for storing, sharing, and collaborating on source code.</text:p>
                    </text:list-item>
                    <text:list-item>
                      <text:p text:style-name="P8">It is the largest of such platforms.</text:p>
                    </text:list-item>
                    <text:list-item>
                      <text:p text:style-name="P8"><text:soft-page-break/>It contains code from authors all around the world.</text:p>
                    </text:list-item>
                  </text:list>
                </text:list-item>
                <text:list-item>
                  <text:p text:style-name="P1">What is Ghtorrent?</text:p>
                  <text:list>
                    <text:list-item>
                      <text:p text:style-name="P8">It is a database of GitHub metadata</text:p>
                    </text:list-item>
                    <text:list-item>
                      <text:p text:style-name="P8">Information on GitHub users, projects, and commits can be gathered from it.</text:p>
                    </text:list-item>
                  </text:list>
                </text:list-item>
                <text:list-item>
                  <text:p text:style-name="P1">What is Big Query?</text:p>
                  <text:list>
                    <text:list-item>
                      <text:p text:style-name="P8">It is a site that allows storing of datasets and access to some public datasets</text:p>
                    </text:list-item>
                    <text:list-item>
                      <text:p text:style-name="P8">It allows fast SQL queries on these datasets and the ability to download results.</text:p>
                    </text:list-item>
                    <text:list-item>
                      <text:p text:style-name="P8">Data and queries can be saved through a google account for later use.</text:p>
                    </text:list-item>
                  </text:list>
                </text:list-item>
              </text:list>
            </text:list-item>
            <text:list-item>
              <text:p text:style-name="P1">Introduce what we are collecting from these sited</text:p>
              <text:list>
                <text:list-item>
                  <text:p text:style-name="P1">metadata from Ghtorrent w/ Big Query</text:p>
                  <text:list>
                    <text:list-item>
                      <text:p text:style-name="P9">We are using the combination of ght and big query to collect information on commits and projects on github.</text:p>
                    </text:list-item>
                    <text:list-item>
                      <text:p text:style-name="P9">We can collect commits or projects and their authors and download the results to use to find source code from GitHub.</text:p>
                    </text:list-item>
                  </text:list>
                </text:list-item>
                <text:list-item>
                  <text:p text:style-name="P1">GitHub project data</text:p>
                  <text:list>
                    <text:list-item>
                      <text:p text:style-name="P9">GitHub projects are being mined to find single author source code samples.</text:p>
                    </text:list-item>
                  </text:list>
                </text:list-item>
                <text:list-item>
                  <text:p text:style-name="P1">GitHub commit data</text:p>
                  <text:list>
                    <text:list-item>
                      <text:p text:style-name="P9">Github commit data is being filtered to find commits where users uploaded new code samples.</text:p>
                    </text:list-item>
                  </text:list>
                </text:list-item>
              </text:list>
            </text:list-item>
            <text:list-item>
              <text:p text:style-name="P1">Discuss pros/cons of collecting source from GitHub</text:p>
              <text:list>
                <text:list-item>
                  <text:p text:style-name="P9">It is one of the most popular sites of it’s kind and so it has lot’s of code from users all around the world</text:p>
                </text:list-item>
                <text:list-item>
                  <text:p text:style-name="P9">Because it is a public code sharing site the code is freely available for us to view, download or analyze.</text:p>
                </text:list-item>
                <text:list-item>
                  <text:p text:style-name="P9"><text:soft-page-break/>The have a comprihensive API that allows access to all data for users, projects, commits, etc.</text:p>
                </text:list-item>
                <text:list-item>
                  <text:p text:style-name="P9">Because it is a site many use for collaboration code is often not atributable to a single author.</text:p>
                </text:list-item>
                <text:list-item>
                  <text:p text:style-name="P9">Because many software projects use code they obtained from libraries or other sources it is not always possible to be sure that the author who commited code wrote it. <text:span text:style-name="T2">This affects both project code and commit code.</text:span></text:p>
                </text:list-item>
                <text:list-item>
                  <text:p text:style-name="P10">The same can be said for projects. They may be added to Github from other sources after being written by many people. However, there could be only one author who maintains and updates the repository. This could make it look like it was all their code.</text:p>
                </text:list-item>
                <text:list-item>
                  <text:p text:style-name="P11">Githubs api is very mature, but it has a ratelimit that can slow down data collection on fast processes by forcing waiting for the api to reset. However, depending on what is beign collected it is not always a problem. Also, their api is much more user friendly than other sites (list some) or at least it has one. An it’s rate limit is pretty good even though it can slow one down.</text:p>
                </text:list-item>
                <text:list-item>
                  <text:p text:style-name="P11">Big Query only allows a certain amount of queries per month as well as storage space. If large queries were going to be made and saved payment would be required to save them.</text:p>
                </text:list-item>
                <text:list-item>
                  <text:p text:style-name="P11">Big Query only allows 10k rows to be downloaded at a time. So it is required that a person manually download a table of results 10k rows at a time. Not too bad, but if large amount of rows were to be downloaded it could become an issue.</text:p>
                </text:list-item>
                <text:list-item>
                  <text:p text:style-name="P11">Ght is not up to date. It also only contains so much data. Even thouhg it is a large amount of data.</text:p>
                </text:list-item>
              </text:list>
            </text:list-item>
            <text:list-item>
              <text:p text:style-name="P1">Give an overview of the process of collecting data from GitHub</text:p>
              <text:list>
                <text:list-item>
                  <text:p text:style-name="P1">getting metadata</text:p>
                  <text:list>
                    <text:list-item>
                      <text:p text:style-name="P10">SQL queries are made on the ght database</text:p>
                    </text:list-item>
                    <text:list-item>
                      <text:p text:style-name="P10"><text:soft-page-break/>when the desired results are obtained they are saved to a table. This may involve saving a large query result and taking a random sample of a more managable size and saving the sample to a table.</text:p>
                    </text:list-item>
                    <text:list-item>
                      <text:p text:style-name="P10">A set of records is downloaded from the website in json form to be processed by scripts.</text:p>
                    </text:list-item>
                  </text:list>
                </text:list-item>
                <text:list-item>
                  <text:p text:style-name="P1">collecting project files</text:p>
                  <text:list>
                    <text:list-item>
                      <text:p text:style-name="P10">A collection of project records is loaded into a script.</text:p>
                    </text:list-item>
                    <text:list-item>
                      <text:p text:style-name="P10">Each of these records has some extra data added to it.</text:p>
                    </text:list-item>
                    <text:list-item>
                      <text:p text:style-name="P10">If the project data has all the required fields then it is processed</text:p>
                    </text:list-item>
                    <text:list-item>
                      <text:p text:style-name="P10">A project is cloned and all of it’s files are checked with git blame to see if more than one author contributed to the file.</text:p>
                    </text:list-item>
                    <text:list-item>
                      <text:p text:style-name="P10">All single author files have their content saved to the database along with user and project information.</text:p>
                    </text:list-item>
                  </text:list>
                </text:list-item>
                <text:list-item>
                  <text:p text:style-name="P1">collecting commit files</text:p>
                  <text:list>
                    <text:list-item>
                      <text:p text:style-name="P10">A collection of commit records is loaded into a script</text:p>
                    </text:list-item>
                    <text:list-item>
                      <text:p text:style-name="P10">For each commit the Github api is used to obtain a record of all changes made for the commit.</text:p>
                    </text:list-item>
                    <text:list-item>
                      <text:p text:style-name="P10">If a set of changes was adding a new file then the changes are cleaned of commit markings and added to the db as a source code sample along with user, project, and commit information.</text:p>
                    </text:list-item>
                  </text:list>
                </text:list-item>
              </text:list>
            </text:list-item>
            <text:list-item>
              <text:p text:style-name="P1">Give a technical description of each process</text:p>
              <text:list>
                <text:list-item>
                  <text:p text:style-name="P1">Getting metadata</text:p>
                  <text:list>
                    <text:list-item>
                      <text:p text:style-name="P1">how are we doing it</text:p>
                      <text:list>
                        <text:list-item>
                          <text:p text:style-name="P10">A more indepth description of the whole process described above.</text:p>
                        </text:list-item>
                      </text:list>
                    </text:list-item>
                    <text:list-item>
                      <text:p text:style-name="P1">what does the data look like</text:p>
                      <text:list>
                        <text:list-item>
                          <text:p text:style-name="P10"><text:soft-page-break/>The data obtained is a set of json records with all the desired fields.</text:p>
                        </text:list-item>
                        <text:list-item>
                          <text:p text:style-name="P11">The fields we get are ... This will depend on the manner in which we are useing the data.</text:p>
                        </text:list-item>
                      </text:list>
                    </text:list-item>
                    <text:list-item>
                      <text:p text:style-name="P1">technical issues not included in pros and cons</text:p>
                      <text:list>
                        <text:list-item>
                          <text:p text:style-name="P11">The technical issues are mostly that the records can only be downloaded 10k at a time.</text:p>
                        </text:list-item>
                        <text:list-item>
                          <text:p text:style-name="P11">Also, they must be preprocessed to be loaded by the python3 json module.</text:p>
                        </text:list-item>
                      </text:list>
                    </text:list-item>
                  </text:list>
                </text:list-item>
                <text:list-item>
                  <text:p text:style-name="P1">Getting project files</text:p>
                  <text:list>
                    <text:list-item>
                      <text:p text:style-name="P1">how are we doing it</text:p>
                      <text:list>
                        <text:list-item>
                          <text:p text:style-name="P11">A more indepth look at the process introduced above</text:p>
                        </text:list-item>
                      </text:list>
                    </text:list-item>
                    <text:list-item>
                      <text:p text:style-name="P1">what does the data look like</text:p>
                      <text:list>
                        <text:list-item>
                          <text:p text:style-name="P11">The data we get is just the information collected from ght.</text:p>
                        </text:list-item>
                        <text:list-item>
                          <text:p text:style-name="P11">The source code we get from this method is completely unchanged from the file it was written in.</text:p>
                        </text:list-item>
                        <text:list-item>
                          <text:p text:style-name="P11">It is much more likely that it is full and working, or at least close to working code, than with the commits method.</text:p>
                        </text:list-item>
                      </text:list>
                    </text:list-item>
                    <text:list-item>
                      <text:p text:style-name="P1">technical issues not included in pros and cons</text:p>
                      <text:list>
                        <text:list-item>
                          <text:p text:style-name="P11">For this process to work projects must be cloned locally and then processed. This requires a lot of downloading and also saving and deleting the project repository. This can be a little complicated and messy.</text:p>
                        </text:list-item>
                      </text:list>
                    </text:list-item>
                  </text:list>
                </text:list-item>
                <text:list-item>
                  <text:p text:style-name="P1">Getting commit changes</text:p>
                  <text:list>
                    <text:list-item>
                      <text:p text:style-name="P1">how are we doing it</text:p>
                      <text:list>
                        <text:list-item>
                          <text:p text:style-name="P11">More in depth look at the process above</text:p>
                        </text:list-item>
                      </text:list>
                    </text:list-item>
                    <text:list-item>
                      <text:p text:style-name="P1">what does the data look like</text:p>
                      <text:list>
                        <text:list-item>
                          <text:p text:style-name="P11"><text:soft-page-break/>The data is the same as the above, but it comes with some extra information. This information must be cleaned out or ignored later on. We have chosen to clean it out. So the source should appear the same as if it were obtained from a file on the repository.</text:p>
                        </text:list-item>
                      </text:list>
                    </text:list-item>
                    <text:list-item>
                      <text:p text:style-name="P1">technical issues not included in pros and cons</text:p>
                      <text:list>
                        <text:list-item>
                          <text:p text:style-name="P11">The cleaning of the commit marking is easy, but there is a small chance that if the code contains any deliberate ‘\n+’ that they will be altered.</text:p>
                        </text:list-item>
                      </text:list>
                    </text:list-item>
                  </text:list>
                </text:list-item>
              </text:list>
            </text:list-item>
            <text:list-item>
              <text:p text:style-name="P4">Final Thoughts</text:p>
              <text:list>
                <text:list-item>
                  <text:p text:style-name="P11">This is really a great way to obtain source code samples from the internet.</text:p>
                </text:list-item>
                <text:list-item>
                  <text:p text:style-name="P11">Many samples can be gathered quite quickly and the access to other tools like ght and bq only make it easier.</text:p>
                </text:list-item>
                <text:list-item>
                  <text:p text:style-name="P11">It is not without its issues when trying to find single author code, but there are at least some tools that allow better decissions to be made about it.</text:p>
                </text:list-item>
              </text:list>
            </text:list-item>
          </text:list>
        </text:list-item>
        <text:list-item>
          <text:p text:style-name="P1">Collecting Source From Codeforces</text:p>
          <text:list>
            <text:list-item>
              <text:p text:style-name="P3">Introduce the website</text:p>
              <text:list>
                <text:list-item>
                  <text:p text:style-name="P12">Code forces is a programming competition website</text:p>
                </text:list-item>
                <text:list-item>
                  <text:p text:style-name="P12">They have access to problems for programmers to solve (lots of them)</text:p>
                </text:list-item>
                <text:list-item>
                  <text:p text:style-name="P12">They also hold contests on a regular basis that programmers can join.</text:p>
                </text:list-item>
                <text:list-item>
                  <text:p text:style-name="P12">The code that is submitted as a solution is saved and is veiwable on their website.</text:p>
                </text:list-item>
              </text:list>
            </text:list-item>
            <text:list-item>
              <text:p text:style-name="P3">Introduce what we are collecting</text:p>
              <text:list>
                <text:list-item>
                  <text:p text:style-name="P12">We are collecting accepted submission that were not submitted by a team.</text:p>
                </text:list-item>
                <text:list-item>
                  <text:p text:style-name="P12">We filter out users that do not have fields that we require and the others we sample and collect what we can.</text:p>
                </text:list-item>
                <text:list-item>
                  <text:p text:style-name="P12">We can get information on a user and the submission and save this to a database.</text:p>
                </text:list-item>
              </text:list>
            </text:list-item>
            <text:list-item>
              <text:p text:style-name="P3">Discuss pros/cons of collecting from Codeforces</text:p>
              <text:list>
                <text:list-item>
                  <text:p text:style-name="P12"><text:soft-page-break/>The website is one of the most popular programming contest websites in the world.</text:p>
                </text:list-item>
                <text:list-item>
                  <text:p text:style-name="P12">It has over 100k active users that have participated in rated contests and solved many problems.</text:p>
                </text:list-item>
                <text:list-item>
                  <text:p text:style-name="P12">It has an api that can be used to obtain some information on users and submissions. However, there is no direct access to code.</text:p>
                </text:list-item>
                <text:list-item>
                  <text:p text:style-name="P12">The code is all written with a contest atmosphere in mind so it is not necessarily of the highest quality by many metrics. However, it is confirmed working code that does solve a real problem.</text:p>
                </text:list-item>
                <text:list-item>
                  <text:p text:style-name="P12">The code is very easy to be sure that it came from one author. There is no uploading of extra code. Though it is always possible that people team up on one account to submit code.</text:p>
                </text:list-item>
                <text:list-item>
                  <text:p text:style-name="P12">The code must be collected from the website. This means copying it out of the html. To make things worse the links that take you to a submissions code page are not always working, and without them code is only viewable in a popup. The popup is not accessible unless clicked so the process for getting the html that has the source in it can get complicated.</text:p>
                </text:list-item>
                <text:list-item>
                  <text:p text:style-name="P13">Some people use templates to setup their solutions. This means that some samples can have huge portions of their code that is not really useable. This requires some kind of inspection to determine.</text:p>
                </text:list-item>
                <text:list-item>
                  <text:p text:style-name="P13">Because problems are meant to be solved in a reasonable amount of time there are many solutions that can be quite compact. This means that it can limit the number of lines of code that are collected from a user. Or that many submissions must be used in combination to check for style. This changes a little the way that these samples should be viewed.</text:p>
                </text:list-item>
              </text:list>
            </text:list-item>
            <text:list-item>
              <text:p text:style-name="P3">Give an overview of the process</text:p>
              <text:list>
                <text:list-item>
                  <text:p text:style-name="P3"><text:soft-page-break/>Collecting and transforming user data</text:p>
                  <text:list>
                    <text:list-item>
                      <text:p text:style-name="P12">The user records can all be downloaded at one time with the api</text:p>
                    </text:list-item>
                    <text:list-item>
                      <text:p text:style-name="P12">After this they can be run through scripts to add gender to them if possible.</text:p>
                    </text:list-item>
                    <text:list-item>
                      <text:p text:style-name="P12">Once all information that can be gathered is there the user list can be traversed and filtered to collect a list of all users with desired features.</text:p>
                    </text:list-item>
                    <text:list-item>
                      <text:p text:style-name="P12">This list can be processed or sampled depending on what is needed from it.</text:p>
                    </text:list-item>
                  </text:list>
                </text:list-item>
                <text:list-item>
                  <text:p text:style-name="P3">Collecting submissions using selenium</text:p>
                  <text:list>
                    <text:list-item>
                      <text:p text:style-name="P12">This requires opening a web browser with selenium and navigating to and from user submission pages. Popups must be opened and scraped.</text:p>
                    </text:list-item>
                    <text:list-item>
                      <text:p text:style-name="P12">Otherwise the process is the same as the other one</text:p>
                    </text:list-item>
                    <text:list-item>
                      <text:p text:style-name="P12">Maybe list this process seperately and just show the differences</text:p>
                    </text:list-item>
                  </text:list>
                </text:list-item>
                <text:list-item>
                  <text:p text:style-name="P3">Collecting submissions using links</text:p>
                  <text:list>
                    <text:list-item>
                      <text:p text:style-name="P12">At the point were source code is collected a link is constructed and the source code page is opened.</text:p>
                    </text:list-item>
                    <text:list-item>
                      <text:p text:style-name="P12">This page can be scraped and the source code extracted from it.</text:p>
                    </text:list-item>
                    <text:list-item>
                      <text:p text:style-name="P12">This is used as a fallback to the selenium if a link is unclickable or for some reason source is not able to be obtained with selenium.</text:p>
                    </text:list-item>
                    <text:list-item>
                      <text:p text:style-name="P12">It can be used as the only method, but users or submissions can be skipped because the links are unreliable. They seem to almost time out after a certain number have been accessed. This is the main reason it is a fallback.</text:p>
                    </text:list-item>
                  </text:list>
                </text:list-item>
              </text:list>
            </text:list-item>
            <text:list-item>
              <text:p text:style-name="P3">Give the technical details for each process</text:p>
              <text:list>
                <text:list-item>
                  <text:p text:style-name="P2"><text:span text:style-name="T1">Collecting and transforming user data</text:span></text:p>
                  <text:list>
                    <text:list-item>
                      <text:p text:style-name="P2">how are we doing it</text:p>
                      <text:list>
                        <text:list-item>
                          <text:p text:style-name="P12">Specific details not listed above</text:p>
                        </text:list-item>
                      </text:list>
                    </text:list-item>
                    <text:list-item>
                      <text:p text:style-name="P2">what does the data look like</text:p>
                      <text:list>
                        <text:list-item>
                          <text:p text:style-name="P12"><text:soft-page-break/>The data once processed is a list of json records for each user.</text:p>
                        </text:list-item>
                        <text:list-item>
                          <text:p text:style-name="P12">It contains names and handles etc.</text:p>
                        </text:list-item>
                      </text:list>
                    </text:list-item>
                    <text:list-item>
                      <text:p text:style-name="P2">technical issues not included in pros and cons</text:p>
                      <text:list>
                        <text:list-item>
                          <text:p text:style-name="P12">if fields are null they are often missing from the json wich means that they must be tested for <text:s/>when trying to collect that information.</text:p>
                        </text:list-item>
                      </text:list>
                    </text:list-item>
                  </text:list>
                </text:list-item>
                <text:list-item>
                  <text:p text:style-name="P2"><text:span text:style-name="T1">Collecting submissions with selenium</text:span></text:p>
                  <text:list>
                    <text:list-item>
                      <text:p text:style-name="P2">how are we doing it</text:p>
                      <text:list>
                        <text:list-item>
                          <text:p text:style-name="P12">list the technical details for the whole process, but including the selenium</text:p>
                        </text:list-item>
                      </text:list>
                    </text:list-item>
                    <text:list-item>
                      <text:p text:style-name="P2">what does the data look like</text:p>
                      <text:list>
                        <text:list-item>
                          <text:p text:style-name="P12">The data is just source code and the fields provided by the user and submission api calls. It may have some gaps, but most fields we require to have data or we don’t collect them.</text:p>
                        </text:list-item>
                      </text:list>
                    </text:list-item>
                    <text:list-item>
                      <text:p text:style-name="P2">technical issues not included in pros and cons</text:p>
                      <text:list>
                        <text:list-item>
                          <text:p text:style-name="P12">The selenium web driver is great, but it can be complicated and time consuming to get it to work just right.</text:p>
                        </text:list-item>
                        <text:list-item>
                          <text:p text:style-name="P12">The codeforces website is not always cooperative and sometimes waiting for parts of a page to load can take a long time. This can even time out the request.</text:p>
                        </text:list-item>
                      </text:list>
                    </text:list-item>
                  </text:list>
                </text:list-item>
                <text:list-item>
                  <text:p text:style-name="P3">Collecting submissions with links</text:p>
                  <text:list>
                    <text:list-item>
                      <text:p text:style-name="P2">how are we doing it</text:p>
                      <text:list>
                        <text:list-item>
                          <text:p text:style-name="P12">Add the technical details that change from the selenium process.</text:p>
                        </text:list-item>
                      </text:list>
                    </text:list-item>
                    <text:list-item>
                      <text:p text:style-name="P2">what does the data look like</text:p>
                      <text:list>
                        <text:list-item>
                          <text:p text:style-name="P12">It looks the same as above.</text:p>
                        </text:list-item>
                      </text:list>
                    </text:list-item>
                    <text:list-item>
                      <text:p text:style-name="P2">technical issues not included in pros and cons</text:p>
                      <text:list>
                        <text:list-item>
                          <text:p text:style-name="P13">Already mentioned the absence of links</text:p>
                        </text:list-item>
                      </text:list>
                    </text:list-item>
                  </text:list>
                </text:list-item>
              </text:list>
            </text:list-item>
            <text:list-item>
              <text:p text:style-name="P4">Final Thoughts</text:p>
              <text:list>
                <text:list-item>
                  <text:p text:style-name="P13"><text:soft-page-break/>If one is willing to collect data manually or with selenium or just wait a long time while the randomness of the links takes it’s time, then it is a good place to obtain lots of code samples from.</text:p>
                </text:list-item>
                <text:list-item>
                  <text:p text:style-name="P13">The nature of the code is that it is a specific type of programming and so it must always be remembered that it will not be the same as the goals of more professional/business programming.</text:p>
                </text:list-item>
              </text:list>
            </text:list-item>
          </text:list>
        </text:list-item>
        <text:list-item>
          <text:p text:style-name="P1">Collecting Gender Information</text:p>
          <text:list>
            <text:list-item>
              <text:p text:style-name="P4">Introduction to how we are labelling the data</text:p>
              <text:list>
                <text:list-item>
                  <text:p text:style-name="P4">Collecting gender for first names</text:p>
                </text:list-item>
              </text:list>
            </text:list-item>
            <text:list-item>
              <text:p text:style-name="P4">Information on available sources for this</text:p>
              <text:list>
                <text:list-item>
                  <text:p text:style-name="P4">The APIs and websites available</text:p>
                </text:list-item>
              </text:list>
            </text:list-item>
            <text:list-item>
              <text:p text:style-name="P4">The pros/cons of the sources</text:p>
              <text:list>
                <text:list-item>
                  <text:p text:style-name="P4">how accurate are they</text:p>
                </text:list-item>
                <text:list-item>
                  <text:p text:style-name="P4">what do they cost</text:p>
                </text:list-item>
              </text:list>
            </text:list-item>
            <text:list-item>
              <text:p text:style-name="P4">Which source we chose and why</text:p>
            </text:list-item>
            <text:list-item>
              <text:p text:style-name="P4">Explanation of the process</text:p>
              <text:list>
                <text:list-item>
                  <text:p text:style-name="P4">Overview</text:p>
                </text:list-item>
                <text:list-item>
                  <text:p text:style-name="P4">Technical details</text:p>
                </text:list-item>
                <text:list-item>
                  <text:p text:style-name="P4">What this data looks like</text:p>
                </text:list-item>
                <text:list-item>
                  <text:p text:style-name="P4">extra technical issues</text:p>
                </text:list-item>
              </text:list>
            </text:list-item>
            <text:list-item>
              <text:p text:style-name="P4">Final Thoughts</text:p>
            </text:list-item>
          </text:list>
        </text:list-item>
        <text:list-item>
          <text:p text:style-name="P5">Conclusions</text:p>
          <text:list>
            <text:list-item>
              <text:p text:style-name="P6">Final thoughts</text:p>
            </text:list-item>
            <text:list-item>
              <text:p text:style-name="P5">Discuss the strengths and weaknesses of our methods</text:p>
            </text:list-item>
            <text:list-item>
              <text:p text:style-name="P5">Discuss future extensions and improveme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2:48:14.409203899</meta:creation-date>
    <dc:date>2019-07-03T16:24:03.492822598</dc:date>
    <meta:editing-duration>PT1H4M8S</meta:editing-duration>
    <meta:editing-cycles>11</meta:editing-cycles>
    <meta:generator>LibreOffice/6.0.7.3$Linux_X86_64 LibreOffice_project/00m0$Build-3</meta:generator>
    <meta:document-statistic meta:table-count="0" meta:image-count="0" meta:object-count="0" meta:page-count="10" meta:paragraph-count="175" meta:word-count="2474" meta:character-count="13183" meta:non-whitespace-character-count="11057"/>
  </office:meta>
</office:document-meta>
</file>